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cm" fo:margin-bottom="0.499cm" loext:contextual-spacing="false"/>
      <style:text-properties fo:font-weight="bold" officeooo:rsid="00016963" officeooo:paragraph-rsid="00016963" style:font-weight-asian="bold" style:font-weight-complex="bold"/>
    </style:style>
    <style:style style:name="P3" style:family="paragraph" style:parent-style-name="Text_20_body" style:list-style-name="L1">
      <style:text-properties officeooo:paragraph-rsid="000826ee"/>
    </style:style>
    <style:style style:name="P4" style:family="paragraph" style:parent-style-name="Text_20_body" style:list-style-name="L1">
      <style:text-properties fo:font-weight="bold" style:font-weight-asian="bold" style:font-weight-complex="bold"/>
    </style:style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  <style:text-properties officeooo:paragraph-rsid="00071517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8" style:family="paragraph" style:parent-style-name="Text_20_body" style:list-style-name="L1">
      <style:paragraph-properties fo:margin-top="0cm" fo:margin-bottom="0cm" loext:contextual-spacing="false"/>
      <style:text-properties officeooo:rsid="00055836" officeooo:paragraph-rsid="00055836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rsid="00071517" officeooo:paragraph-rsid="00071517"/>
    </style:style>
    <style:style style:name="P10" style:family="paragraph" style:parent-style-name="Heading_20_3">
      <style:paragraph-properties fo:margin-top="0cm" fo:margin-bottom="0.499cm" loext:contextual-spacing="false" fo:text-align="center" style:justify-single-word="false"/>
      <style:text-properties officeooo:paragraph-rsid="00016963"/>
    </style:style>
    <style:style style:name="T1" style:family="text">
      <style:text-properties officeooo:rsid="0002e469"/>
    </style:style>
    <style:style style:name="T2" style:family="text">
      <style:text-properties officeooo:rsid="00038829"/>
    </style:style>
    <style:style style:name="T3" style:family="text">
      <style:text-properties fo:font-weight="bold" officeooo:rsid="0001696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2e469" style:font-weight-asian="normal" style:font-weight-complex="normal"/>
    </style:style>
    <style:style style:name="T6" style:family="text">
      <style:text-properties fo:language="es" fo:country="ES"/>
    </style:style>
    <style:style style:name="T7" style:family="text">
      <style:text-properties fo:language="es" fo:country="ES" officeooo:rsid="000826ee"/>
    </style:style>
    <style:style style:name="T8" style:family="text">
      <style:text-properties officeooo:rsid="00071517"/>
    </style:style>
    <style:style style:name="T9" style:family="text">
      <style:text-properties officeooo:rsid="000826e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ieves Borrero</text:p>
      <text:h text:style-name="P10" text:outline-level="3"><text:bookmark text:name="yui_3_17_2_2_1518511650867_208"/><text:span text:style-name="T3">AJAX con jQuery. Preguntas</text:span></text:h>
      <text:p text:style-name="P1">Responde a las siguientes preguntas relacionadas con AJAX con jQuery:</text:p>
      <text:list xml:id="list2669801631250127595" text:style-name="L1">
        <text:list-item>
          <text:p text:style-name="P7">El método ajaxSetup() establece los valores por defecto en las peticiones Ajax. Indica por qué su uso no está recomendado.</text:p>
          <text:p text:style-name="P5">porque establece los valores para todas las solicitudes ajax. $.ajax() se establece únicamente para esa instancia.</text:p>
          <text:p text:style-name="P5"/>
        </text:list-item>
        <text:list-item>
          <text:p text:style-name="P7">Indica los 6 manejadores de eventos globales de AJAX.</text:p>
          <text:p text:style-name="P5"><text:span text:style-name="T4">.</text:span><text:span text:style-name="T5">ajaxComplete() </text:span><text:span text:style-name="T1">→ Será llamado cuando las solicitudes ajax se completen.</text:span></text:p>
          <text:p text:style-name="P5">.<text:span text:style-name="T1">ajaxError() → Será llamado cuando se produzca un error.</text:span></text:p>
          <text:p text:style-name="P5">.<text:span text:style-name="T1">ajaxSend() → Será llamado antes de que se envíe una solicitud ajax.</text:span></text:p>
          <text:p text:style-name="P5">.<text:span text:style-name="T2">ajaxStart() → Será llamado cuando </text:span><text:span text:style-name="T6">comience la primera solicitud de Ajax.</text:span></text:p>
          <text:p text:style-name="P5">.<text:span text:style-name="T1">ajaxStop() → Será llamado cuando la solicitud se haya completado.</text:span></text:p>
          <text:p text:style-name="P5">.<text:span text:style-name="T1">ajaxSuccess() → Será llamado cuando una solicitud se complete con éxito.</text:span></text:p>
          <text:p text:style-name="P5"/>
        </text:list-item>
        <text:list-item>
          <text:p text:style-name="P7">Indica al objeto al que han de estar asociados los métodos anteriores.</text:p>
          <text:p text:style-name="P8">Al objeto XmlHttpRequest</text:p>
          <text:p text:style-name="P8"/>
        </text:list-item>
        <text:list-item>
          <text:p text:style-name="P7">Los métodos AJAX abreviados son 5. Indica cuáles son y utilidad de cada uno.</text:p>
          <text:p text:style-name="P9">Jquery.get() → Carga los datos del servidor usando una petición http get.</text:p>
          <text:p text:style-name="P9">JquerygetJSON → Carga los datos codificados en JSON desde el servidor usando una petición http get.</text:p>
          <text:p text:style-name="P9">Jquery.getScript → Carga un archivo Javascript desde el servidor usando una petición http get, luego lo ejecuta.</text:p>
          <text:p text:style-name="P9">Jquery.post() → Carga los datos del servidor usando una petición post().</text:p>
          <text:p text:style-name="P6"><text:span text:style-name="T8">.load() → Carga </text:span><text:bookmark text:name="tw-target-text"/><text:s/><text:span text:style-name="T6">los datos del servidor y colo</text:span><text:span text:style-name="T7">ca</text:span><text:span text:style-name="T6"> el HTML devuelto en el elemento coincidente.</text:span></text:p>
          <text:p text:style-name="P6"><text:span text:style-name="T6"/></text:p>
        </text:list-item>
        <text:list-item>
          <text:p text:style-name="P4">En jQuery, indica la diferencia entre .ajaxSucess() y .ajaxComplete()</text:p>
          <text:p text:style-name="P3">.<text:span text:style-name="T9">ajaxSucces() será llamado cuando la solicitud se complete correctamente (200 OK), mientras que </text:span><text:span text:style-name="T7">.ajaxComplete() será llamado cuando la solicitud se haya completado independientemente de que se haya realizado con éxito o haya habido algún error.</text:span></text:p>
        </text:list-item>
      </text:list>
      <text:p text:style-name="Standard"><text:span text:style-name="T7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3.302cm" fo:text-indent="-0.762cm" fo:margin-left="3.30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3.556cm" fo:text-indent="-1.016cm" fo:margin-left="3.55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.064cm" fo:text-indent="-1.524cm" fo:margin-left="4.06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4.318cm" fo:text-indent="-1.778cm" fo:margin-left="4.31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4.572cm" fo:text-indent="-2.032cm" fo:margin-left="4.57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4.826cm" fo:text-indent="-2.286cm" fo:margin-left="4.82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5.08cm" fo:text-indent="-2.54cm" fo:margin-left="5.08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5.334cm" fo:text-indent="-2.794cm" fo:margin-left="5.33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5.588cm" fo:text-indent="-3.048cm" fo:margin-left="5.58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8:55:42.197579172</meta:creation-date>
    <dc:date>2018-02-13T09:47:55.913723018</dc:date>
    <meta:editing-duration>PT42M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274" meta:character-count="1748" meta:non-whitespace-character-count="1500"/>
  </office:meta>
</office:document-meta>
</file>